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TRUE" style:data-style-name="N0">
      <style:table-cell-properties style:vertical-align="middle" fo:background-color="#3FAF46" style:cell-protect="protected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778125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4.206875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number-columns-repeated="16377" table:default-cell-style-name="ce1"/>
        <table:table-row table:number-rows-repeated="4"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4" table:number-rows-spanned="1" table:style-name="ce6">
            <text:p>Participant Name:</text:p>
          </table:table-cell>
          <table:covered-table-cell table:number-columns-repeated="3"/>
          <table:table-cell office:value-type="string" table:number-columns-spanned="2" table:number-rows-spanned="1" table:style-name="ce7">
            <text:p>Tim</text:p>
          </table:table-cell>
          <table:covered-table-cell/>
          <table:table-cell table:number-columns-repeated="16377"/>
        </table:table-row>
        <table:table-row table:style-name="ro3">
          <table:table-cell/>
          <table:table-cell office:value-type="string" table:style-name="ce2">
            <text:p>Match Number</text:p>
          </table:table-cell>
          <table:table-cell office:value-type="string" table:style-name="ce2">
            <text:p>Difficulty</text:p>
          </table:table-cell>
          <table:table-cell office:value-type="string" table:style-name="ce2">
            <text:p>Winner</text:p>
          </table:table-cell>
          <table:table-cell office:value-type="string" table:style-name="ce2">
            <text:p>Score</text:p>
          </table:table-cell>
          <table:table-cell office:value-type="string" table:style-name="ce2">
            <text:p>Time</text:p>
          </table:table-cell>
          <table:table-cell office:value-type="string" table:style-name="ce2">
            <text:p>Score Gain Per Second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642" table:style-name="ce3">
            <text:p>1642</text:p>
          </table:table-cell>
          <table:table-cell office:value-type="float" office:value="71" table:style-name="ce3">
            <text:p>71</text:p>
          </table:table-cell>
          <table:table-cell office:value-type="float" office:value="23.12676056338028" table:formula="of:=SUM([.E7]/[.F7])" table:style-name="ce3">
            <text:p>23.1267605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475" table:style-name="ce3">
            <text:p>3475</text:p>
          </table:table-cell>
          <table:table-cell office:value-type="float" office:value="86" table:style-name="ce3">
            <text:p>86</text:p>
          </table:table-cell>
          <table:table-cell office:value-type="float" office:value="40.406976744186046" table:formula="of:=SUM([.E8]/[.F8])" table:style-name="ce3">
            <text:p>40.4069767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490" table:style-name="ce3">
            <text:p>4490</text:p>
          </table:table-cell>
          <table:table-cell office:value-type="float" office:value="101" table:style-name="ce3">
            <text:p>101</text:p>
          </table:table-cell>
          <table:table-cell office:value-type="float" office:value="44.455445544554458" table:formula="of:=SUM([.E9]/[.F9])" table:style-name="ce3">
            <text:p>44.4554455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544" table:style-name="ce3">
            <text:p>4544</text:p>
          </table:table-cell>
          <table:table-cell office:value-type="float" office:value="97" table:style-name="ce3">
            <text:p>97</text:p>
          </table:table-cell>
          <table:table-cell office:value-type="float" office:value="46.845360824742265" table:formula="of:=SUM([.E10]/[.F10])" table:style-name="ce3">
            <text:p>46.8453608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964" table:style-name="ce3">
            <text:p>3964</text:p>
          </table:table-cell>
          <table:table-cell office:value-type="float" office:value="109" table:style-name="ce3">
            <text:p>109</text:p>
          </table:table-cell>
          <table:table-cell office:value-type="float" office:value="36.366972477064223" table:formula="of:=SUM([.E11]/[.F11])" table:style-name="ce3">
            <text:p>36.3669724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713" table:style-name="ce3">
            <text:p>1713</text:p>
          </table:table-cell>
          <table:table-cell office:value-type="float" office:value="66" table:style-name="ce3">
            <text:p>66</text:p>
          </table:table-cell>
          <table:table-cell office:value-type="float" office:value="25.954545454545453" table:formula="of:=SUM([.E12]/[.F12])" table:style-name="ce3">
            <text:p>25.9545454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238" table:style-name="ce3">
            <text:p>2238</text:p>
          </table:table-cell>
          <table:table-cell office:value-type="float" office:value="84" table:style-name="ce3">
            <text:p>84</text:p>
          </table:table-cell>
          <table:table-cell office:value-type="float" office:value="26.642857142857142" table:formula="of:=SUM([.E13]/[.F13])" table:style-name="ce3">
            <text:p>26.6428571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8" table:style-name="ce3">
            <text:p>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202" table:style-name="ce3">
            <text:p>4202</text:p>
          </table:table-cell>
          <table:table-cell office:value-type="float" office:value="134" table:style-name="ce3">
            <text:p>134</text:p>
          </table:table-cell>
          <table:table-cell office:value-type="float" office:value="31.35820895522388" table:formula="of:=SUM([.E14]/[.F14])" table:style-name="ce3">
            <text:p>31.3582089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9" table:style-name="ce3">
            <text:p>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497" table:style-name="ce3">
            <text:p>3497</text:p>
          </table:table-cell>
          <table:table-cell office:value-type="float" office:value="130" table:style-name="ce3">
            <text:p>130</text:p>
          </table:table-cell>
          <table:table-cell office:value-type="float" office:value="26.9" table:formula="of:=SUM([.E15]/[.F15])" table:style-name="ce3">
            <text:p>26.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" table:style-name="ce3">
            <text:p>1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6942" table:style-name="ce3">
            <text:p>6942</text:p>
          </table:table-cell>
          <table:table-cell office:value-type="float" office:value="66" table:style-name="ce3">
            <text:p>66</text:p>
          </table:table-cell>
          <table:table-cell office:value-type="float" office:value="105.18181818181819" table:formula="of:=SUM([.E16]/[.F16])" table:style-name="ce3">
            <text:p>105.181818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1" table:style-name="ce3">
            <text:p>1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6026" table:style-name="ce3">
            <text:p>6026</text:p>
          </table:table-cell>
          <table:table-cell office:value-type="float" office:value="153" table:style-name="ce3">
            <text:p>153</text:p>
          </table:table-cell>
          <table:table-cell office:value-type="float" office:value="39.385620915032682" table:formula="of:=SUM([.E17]/[.F17])" table:style-name="ce3">
            <text:p>39.3856209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2" table:style-name="ce3">
            <text:p>1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337" table:style-name="ce3">
            <text:p>2337</text:p>
          </table:table-cell>
          <table:table-cell office:value-type="float" office:value="113" table:style-name="ce3">
            <text:p>113</text:p>
          </table:table-cell>
          <table:table-cell office:value-type="float" office:value="20.681415929203538" table:formula="of:=SUM([.E18]/[.F18])" table:style-name="ce3">
            <text:p>20.6814159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3" table:style-name="ce3">
            <text:p>13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417" table:style-name="ce3">
            <text:p>417</text:p>
          </table:table-cell>
          <table:table-cell office:value-type="float" office:value="76" table:style-name="ce3">
            <text:p>76</text:p>
          </table:table-cell>
          <table:table-cell office:value-type="float" office:value="5.4868421052631575" table:formula="of:=SUM([.E19]/[.F19])" table:style-name="ce3">
            <text:p>5.48684210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4" table:style-name="ce3">
            <text:p>14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7183" table:style-name="ce3">
            <text:p>7183</text:p>
          </table:table-cell>
          <table:table-cell office:value-type="float" office:value="94" table:style-name="ce3">
            <text:p>94</text:p>
          </table:table-cell>
          <table:table-cell office:value-type="float" office:value="76.414893617021278" table:formula="of:=SUM([.E20]/[.F20])" table:style-name="ce3">
            <text:p>76.4148936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5" table:style-name="ce3">
            <text:p>15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7638" table:style-name="ce3">
            <text:p>7638</text:p>
          </table:table-cell>
          <table:table-cell office:value-type="float" office:value="130" table:style-name="ce3">
            <text:p>130</text:p>
          </table:table-cell>
          <table:table-cell office:value-type="float" office:value="58.753846153846155" table:formula="of:=SUM([.E21]/[.F21])" table:style-name="ce3">
            <text:p>58.7538461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6" table:style-name="ce3">
            <text:p>16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5682" table:style-name="ce3">
            <text:p>5682</text:p>
          </table:table-cell>
          <table:table-cell office:value-type="float" office:value="100" table:style-name="ce3">
            <text:p>100</text:p>
          </table:table-cell>
          <table:table-cell office:value-type="float" office:value="56.82" table:formula="of:=SUM([.E22]/[.F22])" table:style-name="ce3">
            <text:p>56.8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7" table:style-name="ce3">
            <text:p>17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5494" table:style-name="ce3">
            <text:p>5494</text:p>
          </table:table-cell>
          <table:table-cell office:value-type="float" office:value="103" table:style-name="ce3">
            <text:p>103</text:p>
          </table:table-cell>
          <table:table-cell office:value-type="float" office:value="53.339805825242721" table:formula="of:=SUM([.E23]/[.F23])" table:style-name="ce3">
            <text:p>53.3398058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8" table:style-name="ce3">
            <text:p>18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7434" table:style-name="ce3">
            <text:p>7434</text:p>
          </table:table-cell>
          <table:table-cell office:value-type="float" office:value="182" table:style-name="ce3">
            <text:p>182</text:p>
          </table:table-cell>
          <table:table-cell office:value-type="float" office:value="40.846153846153847" table:formula="of:=SUM([.E24]/[.F24])" table:style-name="ce3">
            <text:p>40.8461538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9" table:style-name="ce3">
            <text:p>19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946" table:style-name="ce3">
            <text:p>946</text:p>
          </table:table-cell>
          <table:table-cell office:value-type="float" office:value="86" table:style-name="ce3">
            <text:p>86</text:p>
          </table:table-cell>
          <table:table-cell office:value-type="float" office:value="11" table:formula="of:=SUM([.E25]/[.F25])" table:style-name="ce3">
            <text:p>1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0" table:style-name="ce3">
            <text:p>2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3898" table:style-name="ce3">
            <text:p>3898</text:p>
          </table:table-cell>
          <table:table-cell office:value-type="float" office:value="118" table:style-name="ce3">
            <text:p>118</text:p>
          </table:table-cell>
          <table:table-cell office:value-type="float" office:value="33.033898305084747" table:formula="of:=SUM([.E26]/[.F26])" table:style-name="ce3">
            <text:p>33.0338983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1" table:style-name="ce3">
            <text:p>21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769" table:style-name="ce3">
            <text:p>3769</text:p>
          </table:table-cell>
          <table:table-cell office:value-type="float" office:value="109" table:style-name="ce3">
            <text:p>109</text:p>
          </table:table-cell>
          <table:table-cell office:value-type="float" office:value="34.577981651376149" table:formula="of:=SUM([.E27]/[.F27])" table:style-name="ce3">
            <text:p>34.5779816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2" table:style-name="ce3">
            <text:p>22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2259" table:style-name="ce3">
            <text:p>2259</text:p>
          </table:table-cell>
          <table:table-cell office:value-type="float" office:value="98" table:style-name="ce3">
            <text:p>98</text:p>
          </table:table-cell>
          <table:table-cell office:value-type="float" office:value="23.051020408163264" table:formula="of:=SUM([.E28]/[.F28])" table:style-name="ce3">
            <text:p>23.0510204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3" table:style-name="ce3">
            <text:p>23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6076" table:style-name="ce3">
            <text:p>6076</text:p>
          </table:table-cell>
          <table:table-cell office:value-type="float" office:value="101" table:style-name="ce3">
            <text:p>101</text:p>
          </table:table-cell>
          <table:table-cell office:value-type="float" office:value="60.158415841584159" table:formula="of:=SUM([.E29]/[.F29])" table:style-name="ce3">
            <text:p>60.1584158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4" table:style-name="ce3">
            <text:p>24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1131" table:style-name="ce3">
            <text:p>1131</text:p>
          </table:table-cell>
          <table:table-cell office:value-type="float" office:value="70" table:style-name="ce3">
            <text:p>70</text:p>
          </table:table-cell>
          <table:table-cell office:value-type="float" office:value="16.157142857142858" table:formula="of:=SUM([.E30]/[.F30])" table:style-name="ce3">
            <text:p>16.1571428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5" table:style-name="ce3">
            <text:p>25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1270" table:style-name="ce3">
            <text:p>1270</text:p>
          </table:table-cell>
          <table:table-cell office:value-type="float" office:value="68" table:style-name="ce3">
            <text:p>68</text:p>
          </table:table-cell>
          <table:table-cell office:value-type="float" office:value="18.676470588235293" table:formula="of:=SUM([.E31]/[.F31])" table:style-name="ce3">
            <text:p>18.6764705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6" table:style-name="ce3">
            <text:p>26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2251" table:style-name="ce3">
            <text:p>2251</text:p>
          </table:table-cell>
          <table:table-cell office:value-type="float" office:value="61" table:style-name="ce3">
            <text:p>61</text:p>
          </table:table-cell>
          <table:table-cell office:value-type="float" office:value="36.901639344262293" table:formula="of:=SUM([.E32]/[.F32])" table:style-name="ce3">
            <text:p>36.9016393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7" table:style-name="ce3">
            <text:p>27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975" table:style-name="ce3">
            <text:p>975</text:p>
          </table:table-cell>
          <table:table-cell office:value-type="float" office:value="64" table:style-name="ce3">
            <text:p>64</text:p>
          </table:table-cell>
          <table:table-cell office:value-type="float" office:value="15.234375" table:formula="of:=SUM([.E33]/[.F33])" table:style-name="ce3">
            <text:p>15.23437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8" table:style-name="ce3">
            <text:p>28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1428" table:style-name="ce3">
            <text:p>1428</text:p>
          </table:table-cell>
          <table:table-cell office:value-type="float" office:value="74" table:style-name="ce5">
            <text:p>74</text:p>
          </table:table-cell>
          <table:table-cell office:value-type="float" office:value="19.297297297297298" table:formula="of:=SUM([.E34]/[.F34])" table:style-name="ce3">
            <text:p>19.297297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9" table:style-name="ce3">
            <text:p>29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1987" table:style-name="ce3">
            <text:p>1987</text:p>
          </table:table-cell>
          <table:table-cell office:value-type="float" office:value="97" table:style-name="ce5">
            <text:p>97</text:p>
          </table:table-cell>
          <table:table-cell office:value-type="float" office:value="20.484536082474225" table:formula="of:=SUM([.E35]/[.F35])" table:style-name="ce3">
            <text:p>20.4845360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0" table:style-name="ce3">
            <text:p>3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344" table:style-name="ce3">
            <text:p>3344</text:p>
          </table:table-cell>
          <table:table-cell office:value-type="float" office:value="102" table:style-name="ce5">
            <text:p>102</text:p>
          </table:table-cell>
          <table:table-cell office:value-type="float" office:value="32.784313725490193" table:formula="of:=SUM([.E36]/[.F36])" table:style-name="ce3">
            <text:p>32.78431373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3"/>
          <table:table-cell table:style-name="ce5"/>
          <table:table-cell office:value-type="float" office:value="0" table:formula="of:=SUM([.E37]/[.F37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3"/>
          <table:table-cell table:style-name="ce5"/>
          <table:table-cell office:value-type="float" office:value="0" table:formula="of:=SUM([.E38]/[.F38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3"/>
          <table:table-cell table:style-name="ce5"/>
          <table:table-cell office:value-type="float" office:value="0" table:formula="of:=SUM([.E39]/[.F39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3"/>
          <table:table-cell table:style-name="ce5"/>
          <table:table-cell office:value-type="float" office:value="0" table:formula="of:=SUM([.E40]/[.F40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3"/>
          <table:table-cell table:style-name="ce5"/>
          <table:table-cell office:value-type="float" office:value="0" table:formula="of:=SUM([.E41]/[.F41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3"/>
          <table:table-cell table:style-name="ce5"/>
          <table:table-cell office:value-type="float" office:value="0" table:formula="of:=SUM([.E42]/[.F42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3"/>
          <table:table-cell table:style-name="ce5"/>
          <table:table-cell office:value-type="float" office:value="0" table:formula="of:=SUM([.E43]/[.F43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3"/>
          <table:table-cell table:style-name="ce5"/>
          <table:table-cell office:value-type="float" office:value="0" table:formula="of:=SUM([.E44]/[.F44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3"/>
          <table:table-cell table:style-name="ce5"/>
          <table:table-cell office:value-type="float" office:value="0" table:formula="of:=SUM([.E45]/[.F45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table:style-name="ce3"/>
          <table:table-cell table:number-columns-repeated="2" table:style-name="ce1"/>
          <table:table-cell office:value-type="float" office:value="0" table:formula="of:=SUM([.E46]/[.F46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table:style-name="ce3"/>
          <table:table-cell table:number-columns-repeated="2" table:style-name="ce1"/>
          <table:table-cell office:value-type="float" office:value="0" table:formula="of:=SUM([.E47]/[.F47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table:style-name="ce3"/>
          <table:table-cell table:number-columns-repeated="2" table:style-name="ce1"/>
          <table:table-cell office:value-type="float" office:value="0" table:formula="of:=SUM([.E48]/[.F48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49]/[.F49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50]/[.F50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51]/[.F51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52]/[.F52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53]/[.F53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54]/[.F54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55]/[.F55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56]/[.F56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57]/[.F57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58]/[.F58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59]/[.F59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60]/[.F60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61]/[.F61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62]/[.F62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63]/[.F63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64]/[.F64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65]/[.F65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66]/[.F66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67]/[.F67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68]/[.F68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69]/[.F69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70]/[.F70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71]/[.F71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72]/[.F72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73]/[.F73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74]/[.F74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75]/[.F75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76]/[.F76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77]/[.F77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78]/[.F78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79]/[.F79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80]/[.F80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81]/[.F81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82]/[.F82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83]/[.F83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84]/[.F84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85]/[.F85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86]/[.F86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87]/[.F87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88]/[.F88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89]/[.F89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90]/[.F90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91]/[.F91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92]/[.F92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93]/[.F93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94]/[.F94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95]/[.F95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96]/[.F96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97]/[.F97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98]/[.F98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99]/[.F99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100]/[.F100])" table:style-name="ce3">
            <text:p>#DIV/0!</text:p>
          </table:table-cell>
          <table:table-cell table:number-columns-repeated="16377"/>
        </table:table-row>
        <table:table-row table:number-rows-repeated="1048476" table:style-name="ro1">
          <table:table-cell table:number-columns-repeated="16384"/>
        </table:table-row>
      </table:table>
      <table:table table:name="Kieran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number-columns-repeated="16377" table:default-cell-style-name="ce1"/>
        <table:table-row table:number-rows-repeated="4"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4" table:number-rows-spanned="1" table:style-name="ce6">
            <text:p>Participant Name:</text:p>
          </table:table-cell>
          <table:covered-table-cell table:number-columns-repeated="3"/>
          <table:table-cell office:value-type="string" table:number-columns-spanned="2" table:number-rows-spanned="1" table:style-name="ce7">
            <text:p>Kieran</text:p>
          </table:table-cell>
          <table:covered-table-cell/>
          <table:table-cell table:number-columns-repeated="16377"/>
        </table:table-row>
        <table:table-row table:style-name="ro3">
          <table:table-cell/>
          <table:table-cell office:value-type="string" table:style-name="ce2">
            <text:p>Match Number</text:p>
          </table:table-cell>
          <table:table-cell office:value-type="string" table:style-name="ce2">
            <text:p>Difficulty</text:p>
          </table:table-cell>
          <table:table-cell office:value-type="string" table:style-name="ce2">
            <text:p>Winner</text:p>
          </table:table-cell>
          <table:table-cell office:value-type="string" table:style-name="ce2">
            <text:p>Score</text:p>
          </table:table-cell>
          <table:table-cell office:value-type="string" table:style-name="ce2">
            <text:p>Time</text:p>
          </table:table-cell>
          <table:table-cell office:value-type="string" table:style-name="ce2">
            <text:p>Score Gain Per Second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4093" table:style-name="ce3">
            <text:p>4093</text:p>
          </table:table-cell>
          <table:table-cell office:value-type="float" office:value="79" table:style-name="ce3">
            <text:p>79</text:p>
          </table:table-cell>
          <table:table-cell office:value-type="float" office:value="51.810126582278478" table:formula="of:=SUM([.E7]/[.F7])" table:style-name="ce3">
            <text:p>51.8101265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8" table:style-name="ce3">
            <text:p>4008</text:p>
          </table:table-cell>
          <table:table-cell office:value-type="float" office:value="192" table:style-name="ce3">
            <text:p>192</text:p>
          </table:table-cell>
          <table:table-cell office:value-type="float" office:value="20.875" table:formula="of:=SUM([.E8]/[.F8])" table:style-name="ce3">
            <text:p>20.87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127" table:style-name="ce3">
            <text:p>2127</text:p>
          </table:table-cell>
          <table:table-cell office:value-type="float" office:value="79" table:style-name="ce3">
            <text:p>79</text:p>
          </table:table-cell>
          <table:table-cell office:value-type="float" office:value="26.924050632911392" table:formula="of:=SUM([.E9]/[.F9])" table:style-name="ce3">
            <text:p>26.9240506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981" table:style-name="ce3">
            <text:p>2981</text:p>
          </table:table-cell>
          <table:table-cell office:value-type="float" office:value="138" table:style-name="ce3">
            <text:p>138</text:p>
          </table:table-cell>
          <table:table-cell office:value-type="float" office:value="21.60144927536232" table:formula="of:=SUM([.E10]/[.F10])" table:style-name="ce3">
            <text:p>21.6014492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190" table:style-name="ce3">
            <text:p>3190</text:p>
          </table:table-cell>
          <table:table-cell office:value-type="float" office:value="89" table:style-name="ce3">
            <text:p>89</text:p>
          </table:table-cell>
          <table:table-cell office:value-type="float" office:value="35.842696629213485" table:formula="of:=SUM([.E11]/[.F11])" table:style-name="ce3">
            <text:p>35.8426966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497" table:style-name="ce3">
            <text:p>5497</text:p>
          </table:table-cell>
          <table:table-cell office:value-type="float" office:value="168" table:style-name="ce3">
            <text:p>168</text:p>
          </table:table-cell>
          <table:table-cell office:value-type="float" office:value="32.720238095238095" table:formula="of:=SUM([.E12]/[.F12])" table:style-name="ce3">
            <text:p>32.720238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700" table:style-name="ce3">
            <text:p>2700</text:p>
          </table:table-cell>
          <table:table-cell office:value-type="float" office:value="80" table:style-name="ce3">
            <text:p>80</text:p>
          </table:table-cell>
          <table:table-cell office:value-type="float" office:value="33.75" table:formula="of:=SUM([.E13]/[.F13])" table:style-name="ce3">
            <text:p>33.7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8" table:style-name="ce3">
            <text:p>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009" table:style-name="ce3">
            <text:p>3009</text:p>
          </table:table-cell>
          <table:table-cell office:value-type="float" office:value="87" table:style-name="ce3">
            <text:p>87</text:p>
          </table:table-cell>
          <table:table-cell office:value-type="float" office:value="34.586206896551722" table:formula="of:=SUM([.E14]/[.F14])" table:style-name="ce3">
            <text:p>34.586206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9" table:style-name="ce3">
            <text:p>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666" table:style-name="ce3">
            <text:p>3666</text:p>
          </table:table-cell>
          <table:table-cell office:value-type="float" office:value="93" table:style-name="ce3">
            <text:p>93</text:p>
          </table:table-cell>
          <table:table-cell office:value-type="float" office:value="39.41935483870968" table:formula="of:=SUM([.E15]/[.F15])" table:style-name="ce3">
            <text:p>39.4193548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" table:style-name="ce3">
            <text:p>1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6160" table:style-name="ce3">
            <text:p>6160</text:p>
          </table:table-cell>
          <table:table-cell office:value-type="float" office:value="107" table:style-name="ce3">
            <text:p>107</text:p>
          </table:table-cell>
          <table:table-cell office:value-type="float" office:value="57.570093457943926" table:formula="of:=SUM([.E16]/[.F16])" table:style-name="ce3">
            <text:p>57.5700934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1" table:style-name="ce3">
            <text:p>1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3085" table:style-name="ce3">
            <text:p>3085</text:p>
          </table:table-cell>
          <table:table-cell office:value-type="float" office:value="80" table:style-name="ce3">
            <text:p>80</text:p>
          </table:table-cell>
          <table:table-cell office:value-type="float" office:value="38.5625" table:formula="of:=SUM([.E17]/[.F17])" table:style-name="ce3">
            <text:p>38.562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2" table:style-name="ce3">
            <text:p>1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598" table:style-name="ce3">
            <text:p>598</text:p>
          </table:table-cell>
          <table:table-cell office:value-type="float" office:value="72" table:style-name="ce3">
            <text:p>72</text:p>
          </table:table-cell>
          <table:table-cell office:value-type="float" office:value="8.3055555555555554" table:formula="of:=SUM([.E18]/[.F18])" table:style-name="ce3">
            <text:p>8.30555555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3" table:style-name="ce3">
            <text:p>1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4919" table:style-name="ce3">
            <text:p>4919</text:p>
          </table:table-cell>
          <table:table-cell office:value-type="float" office:value="162" table:style-name="ce3">
            <text:p>162</text:p>
          </table:table-cell>
          <table:table-cell office:value-type="float" office:value="30.364197530864196" table:formula="of:=SUM([.E19]/[.F19])" table:style-name="ce3">
            <text:p>30.3641975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4" table:style-name="ce3">
            <text:p>14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6303" table:style-name="ce3">
            <text:p>6303</text:p>
          </table:table-cell>
          <table:table-cell office:value-type="float" office:value="183" table:style-name="ce3">
            <text:p>183</text:p>
          </table:table-cell>
          <table:table-cell office:value-type="float" office:value="34.442622950819676" table:formula="of:=SUM([.E20]/[.F20])" table:style-name="ce3">
            <text:p>34.4426229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5" table:style-name="ce3">
            <text:p>15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301" table:style-name="ce3">
            <text:p>1301</text:p>
          </table:table-cell>
          <table:table-cell office:value-type="float" office:value="95" table:style-name="ce3">
            <text:p>95</text:p>
          </table:table-cell>
          <table:table-cell office:value-type="float" office:value="13.694736842105263" table:formula="of:=SUM([.E21]/[.F21])" table:style-name="ce3">
            <text:p>13.6947368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6" table:style-name="ce3">
            <text:p>16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4777" table:style-name="ce3">
            <text:p>4777</text:p>
          </table:table-cell>
          <table:table-cell office:value-type="float" office:value="132" table:style-name="ce3">
            <text:p>132</text:p>
          </table:table-cell>
          <table:table-cell office:value-type="float" office:value="36.189393939393938" table:formula="of:=SUM([.E22]/[.F22])" table:style-name="ce3">
            <text:p>36.1893939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7" table:style-name="ce3">
            <text:p>17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341" table:style-name="ce3">
            <text:p>2341</text:p>
          </table:table-cell>
          <table:table-cell office:value-type="float" office:value="136" table:style-name="ce3">
            <text:p>136</text:p>
          </table:table-cell>
          <table:table-cell office:value-type="float" office:value="17.213235294117649" table:formula="of:=SUM([.E23]/[.F23])" table:style-name="ce3">
            <text:p>17.2132352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8" table:style-name="ce3">
            <text:p>18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298" table:style-name="ce3">
            <text:p>1298</text:p>
          </table:table-cell>
          <table:table-cell office:value-type="float" office:value="110" table:style-name="ce3">
            <text:p>110</text:p>
          </table:table-cell>
          <table:table-cell office:value-type="float" office:value="11.8" table:formula="of:=SUM([.E24]/[.F24])" table:style-name="ce3">
            <text:p>11.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9" table:style-name="ce3">
            <text:p>19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690" table:style-name="ce3">
            <text:p>2690</text:p>
          </table:table-cell>
          <table:table-cell office:value-type="float" office:value="119" table:style-name="ce3">
            <text:p>119</text:p>
          </table:table-cell>
          <table:table-cell office:value-type="float" office:value="22.605042016806724" table:formula="of:=SUM([.E25]/[.F25])" table:style-name="ce3">
            <text:p>22.6050420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0" table:style-name="ce3">
            <text:p>2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5471" table:style-name="ce3">
            <text:p>5471</text:p>
          </table:table-cell>
          <table:table-cell office:value-type="float" office:value="126" table:style-name="ce3">
            <text:p>126</text:p>
          </table:table-cell>
          <table:table-cell office:value-type="float" office:value="43.420634920634917" table:formula="of:=SUM([.E26]/[.F26])" table:style-name="ce3">
            <text:p>43.4206349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1" table:style-name="ce3">
            <text:p>21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879" table:style-name="ce3">
            <text:p>3879</text:p>
          </table:table-cell>
          <table:table-cell office:value-type="float" office:value="134" table:style-name="ce3">
            <text:p>134</text:p>
          </table:table-cell>
          <table:table-cell office:value-type="float" office:value="28.947761194029852" table:formula="of:=SUM([.E27]/[.F27])" table:style-name="ce3">
            <text:p>28.9477611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2" table:style-name="ce3">
            <text:p>22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1258" table:style-name="ce3">
            <text:p>1258</text:p>
          </table:table-cell>
          <table:table-cell office:value-type="float" office:value="70" table:style-name="ce3">
            <text:p>70</text:p>
          </table:table-cell>
          <table:table-cell office:value-type="float" office:value="17.971428571428572" table:formula="of:=SUM([.E28]/[.F28])" table:style-name="ce3">
            <text:p>17.9714285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3" table:style-name="ce3">
            <text:p>23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1106" table:style-name="ce3">
            <text:p>1106</text:p>
          </table:table-cell>
          <table:table-cell office:value-type="float" office:value="75" table:style-name="ce3">
            <text:p>75</text:p>
          </table:table-cell>
          <table:table-cell office:value-type="float" office:value="14.746666666666666" table:formula="of:=SUM([.E29]/[.F29])" table:style-name="ce3">
            <text:p>14.7466666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4" table:style-name="ce3">
            <text:p>24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439" table:style-name="ce3">
            <text:p>439</text:p>
          </table:table-cell>
          <table:table-cell office:value-type="float" office:value="60" table:style-name="ce3">
            <text:p>60</text:p>
          </table:table-cell>
          <table:table-cell office:value-type="float" office:value="7.3166666666666664" table:formula="of:=SUM([.E30]/[.F30])" table:style-name="ce3">
            <text:p>7.31666666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5" table:style-name="ce3">
            <text:p>25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3394" table:style-name="ce3">
            <text:p>3394</text:p>
          </table:table-cell>
          <table:table-cell office:value-type="float" office:value="60" table:style-name="ce3">
            <text:p>60</text:p>
          </table:table-cell>
          <table:table-cell office:value-type="float" office:value="56.56666666666667" table:formula="of:=SUM([.E31]/[.F31])" table:style-name="ce3">
            <text:p>56.5666666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6" table:style-name="ce3">
            <text:p>26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140" table:style-name="ce3">
            <text:p>140</text:p>
          </table:table-cell>
          <table:table-cell office:value-type="float" office:value="49" table:style-name="ce3">
            <text:p>49</text:p>
          </table:table-cell>
          <table:table-cell office:value-type="float" office:value="2.8571428571428572" table:formula="of:=SUM([.E32]/[.F32])" table:style-name="ce3">
            <text:p>2.85714285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7" table:style-name="ce3">
            <text:p>27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1782" table:style-name="ce3">
            <text:p>1782</text:p>
          </table:table-cell>
          <table:table-cell office:value-type="float" office:value="68" table:style-name="ce3">
            <text:p>68</text:p>
          </table:table-cell>
          <table:table-cell office:value-type="float" office:value="26.205882352941178" table:formula="of:=SUM([.E33]/[.F33])" table:style-name="ce3">
            <text:p>26.2058823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8" table:style-name="ce3">
            <text:p>28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329" table:style-name="ce3">
            <text:p>3329</text:p>
          </table:table-cell>
          <table:table-cell office:value-type="float" office:value="111" table:style-name="ce5">
            <text:p>111</text:p>
          </table:table-cell>
          <table:table-cell office:value-type="float" office:value="29.990990990990991" table:formula="of:=SUM([.E34]/[.F34])" table:style-name="ce3">
            <text:p>29.9909909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9" table:style-name="ce3">
            <text:p>29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5465" table:style-name="ce3">
            <text:p>5465</text:p>
          </table:table-cell>
          <table:table-cell office:value-type="float" office:value="122" table:style-name="ce5">
            <text:p>122</text:p>
          </table:table-cell>
          <table:table-cell office:value-type="float" office:value="44.795081967213115" table:formula="of:=SUM([.E35]/[.F35])" table:style-name="ce3">
            <text:p>44.7950819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0" table:style-name="ce3">
            <text:p>3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5167" table:style-name="ce3">
            <text:p>5167</text:p>
          </table:table-cell>
          <table:table-cell office:value-type="float" office:value="117" table:style-name="ce5">
            <text:p>117</text:p>
          </table:table-cell>
          <table:table-cell office:value-type="float" office:value="44.162393162393165" table:formula="of:=SUM([.E36]/[.F36])" table:style-name="ce3">
            <text:p>44.16239316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3"/>
          <table:table-cell table:style-name="ce5"/>
          <table:table-cell office:value-type="float" office:value="0" table:formula="of:=SUM([.E37]/[.F37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3"/>
          <table:table-cell table:style-name="ce5"/>
          <table:table-cell office:value-type="float" office:value="0" table:formula="of:=SUM([.E38]/[.F38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3"/>
          <table:table-cell table:style-name="ce5"/>
          <table:table-cell office:value-type="float" office:value="0" table:formula="of:=SUM([.E39]/[.F39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3"/>
          <table:table-cell table:style-name="ce5"/>
          <table:table-cell office:value-type="float" office:value="0" table:formula="of:=SUM([.E40]/[.F40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3"/>
          <table:table-cell table:style-name="ce5"/>
          <table:table-cell office:value-type="float" office:value="0" table:formula="of:=SUM([.E41]/[.F41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3"/>
          <table:table-cell table:style-name="ce5"/>
          <table:table-cell office:value-type="float" office:value="0" table:formula="of:=SUM([.E42]/[.F42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3"/>
          <table:table-cell table:style-name="ce5"/>
          <table:table-cell office:value-type="float" office:value="0" table:formula="of:=SUM([.E43]/[.F43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3"/>
          <table:table-cell table:style-name="ce5"/>
          <table:table-cell office:value-type="float" office:value="0" table:formula="of:=SUM([.E44]/[.F44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3"/>
          <table:table-cell table:style-name="ce5"/>
          <table:table-cell office:value-type="float" office:value="0" table:formula="of:=SUM([.E45]/[.F45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table:style-name="ce3"/>
          <table:table-cell table:number-columns-repeated="2" table:style-name="ce1"/>
          <table:table-cell office:value-type="float" office:value="0" table:formula="of:=SUM([.E46]/[.F46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table:style-name="ce3"/>
          <table:table-cell table:number-columns-repeated="2" table:style-name="ce1"/>
          <table:table-cell office:value-type="float" office:value="0" table:formula="of:=SUM([.E47]/[.F47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table:style-name="ce3"/>
          <table:table-cell table:number-columns-repeated="2" table:style-name="ce1"/>
          <table:table-cell office:value-type="float" office:value="0" table:formula="of:=SUM([.E48]/[.F48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49]/[.F49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50]/[.F50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51]/[.F51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52]/[.F52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53]/[.F53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54]/[.F54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55]/[.F55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56]/[.F56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57]/[.F57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58]/[.F58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59]/[.F59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60]/[.F60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61]/[.F61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62]/[.F62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63]/[.F63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64]/[.F64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65]/[.F65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66]/[.F66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67]/[.F67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68]/[.F68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69]/[.F69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70]/[.F70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71]/[.F71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72]/[.F72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73]/[.F73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74]/[.F74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75]/[.F75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76]/[.F76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77]/[.F77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78]/[.F78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79]/[.F79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80]/[.F80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81]/[.F81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82]/[.F82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83]/[.F83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84]/[.F84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85]/[.F85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86]/[.F86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87]/[.F87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88]/[.F88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89]/[.F89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90]/[.F90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91]/[.F91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92]/[.F92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93]/[.F93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94]/[.F94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95]/[.F95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96]/[.F96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97]/[.F97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98]/[.F98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99]/[.F99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100]/[.F100])" table:style-name="ce3">
            <text:p>#DIV/0!</text:p>
          </table:table-cell>
          <table:table-cell table:number-columns-repeated="16377"/>
        </table:table-row>
        <table:table-row table:number-rows-repeated="1048476" table:style-name="ro1">
          <table:table-cell table:number-columns-repeated="16384"/>
        </table:table-row>
      </table:table>
      <table:table table:name="Ollie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number-columns-repeated="16377" table:default-cell-style-name="ce1"/>
        <table:table-row table:number-rows-repeated="4"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4" table:number-rows-spanned="1" table:style-name="ce6">
            <text:p>Participant Name:</text:p>
          </table:table-cell>
          <table:covered-table-cell table:number-columns-repeated="3"/>
          <table:table-cell office:value-type="string" table:number-columns-spanned="2" table:number-rows-spanned="1" table:style-name="ce7">
            <text:p>Ollie</text:p>
          </table:table-cell>
          <table:covered-table-cell/>
          <table:table-cell table:number-columns-repeated="16377"/>
        </table:table-row>
        <table:table-row table:style-name="ro3">
          <table:table-cell/>
          <table:table-cell office:value-type="string" table:style-name="ce2">
            <text:p>Match Number</text:p>
          </table:table-cell>
          <table:table-cell office:value-type="string" table:style-name="ce2">
            <text:p>Difficulty</text:p>
          </table:table-cell>
          <table:table-cell office:value-type="string" table:style-name="ce2">
            <text:p>Winner</text:p>
          </table:table-cell>
          <table:table-cell office:value-type="string" table:style-name="ce2">
            <text:p>Score</text:p>
          </table:table-cell>
          <table:table-cell office:value-type="string" table:style-name="ce2">
            <text:p>Time</text:p>
          </table:table-cell>
          <table:table-cell office:value-type="string" table:style-name="ce2">
            <text:p>Score Gain Per Second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5615" table:style-name="ce3">
            <text:p>5615</text:p>
          </table:table-cell>
          <table:table-cell office:value-type="float" office:value="60" table:style-name="ce3">
            <text:p>60</text:p>
          </table:table-cell>
          <table:table-cell office:value-type="float" office:value="93.583333333333329" table:formula="of:=SUM([.E7]/[.F7])" table:style-name="ce3">
            <text:p>93.5833333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263" table:style-name="ce3">
            <text:p>5263</text:p>
          </table:table-cell>
          <table:table-cell office:value-type="float" office:value="65" table:style-name="ce3">
            <text:p>65</text:p>
          </table:table-cell>
          <table:table-cell office:value-type="float" office:value="80.969230769230762" table:formula="of:=SUM([.E8]/[.F8])" table:style-name="ce3">
            <text:p>80.9692307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402" table:style-name="ce3">
            <text:p>4402</text:p>
          </table:table-cell>
          <table:table-cell office:value-type="float" office:value="73" table:style-name="ce3">
            <text:p>73</text:p>
          </table:table-cell>
          <table:table-cell office:value-type="float" office:value="60.301369863013697" table:formula="of:=SUM([.E9]/[.F9])" table:style-name="ce3">
            <text:p>60.3013698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8935" table:style-name="ce3">
            <text:p>8935</text:p>
          </table:table-cell>
          <table:table-cell office:value-type="float" office:value="128" table:style-name="ce3">
            <text:p>128</text:p>
          </table:table-cell>
          <table:table-cell office:value-type="float" office:value="69.8046875" table:formula="of:=SUM([.E10]/[.F10])" table:style-name="ce3">
            <text:p>69.804687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846" table:style-name="ce3">
            <text:p>4846</text:p>
          </table:table-cell>
          <table:table-cell office:value-type="float" office:value="76" table:style-name="ce3">
            <text:p>76</text:p>
          </table:table-cell>
          <table:table-cell office:value-type="float" office:value="63.763157894736842" table:formula="of:=SUM([.E11]/[.F11])" table:style-name="ce3">
            <text:p>63.7631578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790" table:style-name="ce3">
            <text:p>5790</text:p>
          </table:table-cell>
          <table:table-cell office:value-type="float" office:value="77" table:style-name="ce3">
            <text:p>77</text:p>
          </table:table-cell>
          <table:table-cell office:value-type="float" office:value="75.194805194805198" table:formula="of:=SUM([.E12]/[.F12])" table:style-name="ce3">
            <text:p>75.1948051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912" table:style-name="ce3">
            <text:p>3912</text:p>
          </table:table-cell>
          <table:table-cell office:value-type="float" office:value="80" table:style-name="ce3">
            <text:p>80</text:p>
          </table:table-cell>
          <table:table-cell office:value-type="float" office:value="48.9" table:formula="of:=SUM([.E13]/[.F13])" table:style-name="ce3">
            <text:p>48.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8" table:style-name="ce3">
            <text:p>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927" table:style-name="ce3">
            <text:p>3927</text:p>
          </table:table-cell>
          <table:table-cell office:value-type="float" office:value="77" table:style-name="ce3">
            <text:p>77</text:p>
          </table:table-cell>
          <table:table-cell office:value-type="float" office:value="51" table:formula="of:=SUM([.E14]/[.F14])" table:style-name="ce3">
            <text:p>5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9" table:style-name="ce3">
            <text:p>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437" table:style-name="ce3">
            <text:p>4437</text:p>
          </table:table-cell>
          <table:table-cell office:value-type="float" office:value="50" table:style-name="ce3">
            <text:p>50</text:p>
          </table:table-cell>
          <table:table-cell office:value-type="float" office:value="88.74" table:formula="of:=SUM([.E15]/[.F15])" table:style-name="ce3">
            <text:p>88.7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" table:style-name="ce3">
            <text:p>1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558" table:style-name="ce3">
            <text:p>5558</text:p>
          </table:table-cell>
          <table:table-cell office:value-type="float" office:value="74" table:style-name="ce3">
            <text:p>74</text:p>
          </table:table-cell>
          <table:table-cell office:value-type="float" office:value="75.108108108108112" table:formula="of:=SUM([.E16]/[.F16])" table:style-name="ce3">
            <text:p>75.1081081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1" table:style-name="ce3">
            <text:p>1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7358" table:style-name="ce3">
            <text:p>7358</text:p>
          </table:table-cell>
          <table:table-cell office:value-type="float" office:value="131" table:style-name="ce3">
            <text:p>131</text:p>
          </table:table-cell>
          <table:table-cell office:value-type="float" office:value="56.167938931297712" table:formula="of:=SUM([.E17]/[.F17])" table:style-name="ce3">
            <text:p>56.1679389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2" table:style-name="ce3">
            <text:p>1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8740" table:style-name="ce3">
            <text:p>8740</text:p>
          </table:table-cell>
          <table:table-cell office:value-type="float" office:value="158" table:style-name="ce3">
            <text:p>158</text:p>
          </table:table-cell>
          <table:table-cell office:value-type="float" office:value="55.316455696202532" table:formula="of:=SUM([.E18]/[.F18])" table:style-name="ce3">
            <text:p>55.316455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3" table:style-name="ce3">
            <text:p>1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4829" table:style-name="ce3">
            <text:p>4829</text:p>
          </table:table-cell>
          <table:table-cell office:value-type="float" office:value="22" table:style-name="ce3">
            <text:p>22</text:p>
          </table:table-cell>
          <table:table-cell office:value-type="float" office:value="219.5" table:formula="of:=SUM([.E19]/[.F19])" table:style-name="ce3">
            <text:p>219.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4" table:style-name="ce3">
            <text:p>14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7760" table:style-name="ce3">
            <text:p>7760</text:p>
          </table:table-cell>
          <table:table-cell office:value-type="float" office:value="134" table:style-name="ce3">
            <text:p>134</text:p>
          </table:table-cell>
          <table:table-cell office:value-type="float" office:value="57.910447761194028" table:formula="of:=SUM([.E20]/[.F20])" table:style-name="ce3">
            <text:p>57.9104477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5" table:style-name="ce3">
            <text:p>15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6719" table:style-name="ce3">
            <text:p>6719</text:p>
          </table:table-cell>
          <table:table-cell office:value-type="float" office:value="88" table:style-name="ce3">
            <text:p>88</text:p>
          </table:table-cell>
          <table:table-cell office:value-type="float" office:value="76.352272727272734" table:formula="of:=SUM([.E21]/[.F21])" table:style-name="ce3">
            <text:p>76.3522727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6" table:style-name="ce3">
            <text:p>16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9204" table:style-name="ce3">
            <text:p>9204</text:p>
          </table:table-cell>
          <table:table-cell office:value-type="float" office:value="57" table:style-name="ce3">
            <text:p>57</text:p>
          </table:table-cell>
          <table:table-cell office:value-type="float" office:value="161.47368421052633" table:formula="of:=SUM([.E22]/[.F22])" table:style-name="ce3">
            <text:p>161.473684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7" table:style-name="ce3">
            <text:p>17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9401" table:style-name="ce3">
            <text:p>9401</text:p>
          </table:table-cell>
          <table:table-cell office:value-type="float" office:value="124" table:style-name="ce3">
            <text:p>124</text:p>
          </table:table-cell>
          <table:table-cell office:value-type="float" office:value="75.814516129032256" table:formula="of:=SUM([.E23]/[.F23])" table:style-name="ce3">
            <text:p>75.8145161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8" table:style-name="ce3">
            <text:p>18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0353" table:style-name="ce3">
            <text:p>10353</text:p>
          </table:table-cell>
          <table:table-cell office:value-type="float" office:value="142" table:style-name="ce3">
            <text:p>142</text:p>
          </table:table-cell>
          <table:table-cell office:value-type="float" office:value="72.908450704225359" table:formula="of:=SUM([.E24]/[.F24])" table:style-name="ce3">
            <text:p>72.908450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9" table:style-name="ce3">
            <text:p>19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0679" table:style-name="ce3">
            <text:p>10679</text:p>
          </table:table-cell>
          <table:table-cell office:value-type="float" office:value="160" table:style-name="ce3">
            <text:p>160</text:p>
          </table:table-cell>
          <table:table-cell office:value-type="float" office:value="66.743750000000006" table:formula="of:=SUM([.E25]/[.F25])" table:style-name="ce3">
            <text:p>66.7437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0" table:style-name="ce3">
            <text:p>2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7045" table:style-name="ce3">
            <text:p>7045</text:p>
          </table:table-cell>
          <table:table-cell office:value-type="float" office:value="146" table:style-name="ce3">
            <text:p>146</text:p>
          </table:table-cell>
          <table:table-cell office:value-type="float" office:value="48.253424657534246" table:formula="of:=SUM([.E26]/[.F26])" table:style-name="ce3">
            <text:p>48.2534246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1" table:style-name="ce3">
            <text:p>21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386" table:style-name="ce3">
            <text:p>3386</text:p>
          </table:table-cell>
          <table:table-cell office:value-type="float" office:value="104" table:style-name="ce3">
            <text:p>104</text:p>
          </table:table-cell>
          <table:table-cell office:value-type="float" office:value="32.557692307692307" table:formula="of:=SUM([.E27]/[.F27])" table:style-name="ce3">
            <text:p>32.5576923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2" table:style-name="ce3">
            <text:p>22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8409" table:style-name="ce3">
            <text:p>8409</text:p>
          </table:table-cell>
          <table:table-cell office:value-type="float" office:value="99" table:style-name="ce3">
            <text:p>99</text:p>
          </table:table-cell>
          <table:table-cell office:value-type="float" office:value="84.939393939393938" table:formula="of:=SUM([.E28]/[.F28])" table:style-name="ce3">
            <text:p>84.9393939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3" table:style-name="ce3">
            <text:p>23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9260" table:style-name="ce3">
            <text:p>9260</text:p>
          </table:table-cell>
          <table:table-cell office:value-type="float" office:value="88" table:style-name="ce3">
            <text:p>88</text:p>
          </table:table-cell>
          <table:table-cell office:value-type="float" office:value="105.22727272727273" table:formula="of:=SUM([.E29]/[.F29])" table:style-name="ce3">
            <text:p>105.227272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4" table:style-name="ce3">
            <text:p>24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4201" table:style-name="ce3">
            <text:p>4201</text:p>
          </table:table-cell>
          <table:table-cell office:value-type="float" office:value="54" table:style-name="ce3">
            <text:p>54</text:p>
          </table:table-cell>
          <table:table-cell office:value-type="float" office:value="77.796296296296291" table:formula="of:=SUM([.E30]/[.F30])" table:style-name="ce3">
            <text:p>77.796296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5" table:style-name="ce3">
            <text:p>25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6581" table:style-name="ce3">
            <text:p>6581</text:p>
          </table:table-cell>
          <table:table-cell office:value-type="float" office:value="129" table:style-name="ce3">
            <text:p>129</text:p>
          </table:table-cell>
          <table:table-cell office:value-type="float" office:value="51.015503875968989" table:formula="of:=SUM([.E31]/[.F31])" table:style-name="ce3">
            <text:p>51.0155038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6" table:style-name="ce3">
            <text:p>26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5015" table:style-name="ce3">
            <text:p>5015</text:p>
          </table:table-cell>
          <table:table-cell office:value-type="float" office:value="130" table:style-name="ce3">
            <text:p>130</text:p>
          </table:table-cell>
          <table:table-cell office:value-type="float" office:value="38.57692307692308" table:formula="of:=SUM([.E32]/[.F32])" table:style-name="ce3">
            <text:p>38.5769230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7" table:style-name="ce3">
            <text:p>27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5311" table:style-name="ce3">
            <text:p>5311</text:p>
          </table:table-cell>
          <table:table-cell office:value-type="float" office:value="146" table:style-name="ce3">
            <text:p>146</text:p>
          </table:table-cell>
          <table:table-cell office:value-type="float" office:value="36.376712328767127" table:formula="of:=SUM([.E33]/[.F33])" table:style-name="ce3">
            <text:p>36.3767123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8" table:style-name="ce3">
            <text:p>28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9136" table:style-name="ce3">
            <text:p>9136</text:p>
          </table:table-cell>
          <table:table-cell office:value-type="float" office:value="151" table:style-name="ce5">
            <text:p>151</text:p>
          </table:table-cell>
          <table:table-cell office:value-type="float" office:value="60.503311258278146" table:formula="of:=SUM([.E34]/[.F34])" table:style-name="ce3">
            <text:p>60.5033112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9" table:style-name="ce3">
            <text:p>29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322" table:style-name="ce3">
            <text:p>3322</text:p>
          </table:table-cell>
          <table:table-cell office:value-type="float" office:value="86" table:style-name="ce5">
            <text:p>86</text:p>
          </table:table-cell>
          <table:table-cell office:value-type="float" office:value="38.627906976744185" table:formula="of:=SUM([.E35]/[.F35])" table:style-name="ce3">
            <text:p>38.6279069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0" table:style-name="ce3">
            <text:p>3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9754" table:style-name="ce3">
            <text:p>9754</text:p>
          </table:table-cell>
          <table:table-cell office:value-type="float" office:value="158" table:style-name="ce5">
            <text:p>158</text:p>
          </table:table-cell>
          <table:table-cell office:value-type="float" office:value="61.734177215189874" table:formula="of:=SUM([.E36]/[.F36])" table:style-name="ce3">
            <text:p>61.73417722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3"/>
          <table:table-cell table:style-name="ce5"/>
          <table:table-cell office:value-type="float" office:value="0" table:formula="of:=SUM([.E37]/[.F37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3"/>
          <table:table-cell table:style-name="ce5"/>
          <table:table-cell office:value-type="float" office:value="0" table:formula="of:=SUM([.E38]/[.F38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3"/>
          <table:table-cell table:style-name="ce5"/>
          <table:table-cell office:value-type="float" office:value="0" table:formula="of:=SUM([.E39]/[.F39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3"/>
          <table:table-cell table:style-name="ce5"/>
          <table:table-cell office:value-type="float" office:value="0" table:formula="of:=SUM([.E40]/[.F40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3"/>
          <table:table-cell table:style-name="ce5"/>
          <table:table-cell office:value-type="float" office:value="0" table:formula="of:=SUM([.E41]/[.F41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3"/>
          <table:table-cell table:style-name="ce5"/>
          <table:table-cell office:value-type="float" office:value="0" table:formula="of:=SUM([.E42]/[.F42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3"/>
          <table:table-cell table:style-name="ce5"/>
          <table:table-cell office:value-type="float" office:value="0" table:formula="of:=SUM([.E43]/[.F43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3"/>
          <table:table-cell table:style-name="ce5"/>
          <table:table-cell office:value-type="float" office:value="0" table:formula="of:=SUM([.E44]/[.F44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3"/>
          <table:table-cell table:style-name="ce5"/>
          <table:table-cell office:value-type="float" office:value="0" table:formula="of:=SUM([.E45]/[.F45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table:style-name="ce3"/>
          <table:table-cell table:number-columns-repeated="2" table:style-name="ce1"/>
          <table:table-cell office:value-type="float" office:value="0" table:formula="of:=SUM([.E46]/[.F46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table:style-name="ce3"/>
          <table:table-cell table:number-columns-repeated="2" table:style-name="ce1"/>
          <table:table-cell office:value-type="float" office:value="0" table:formula="of:=SUM([.E47]/[.F47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table:style-name="ce3"/>
          <table:table-cell table:number-columns-repeated="2" table:style-name="ce1"/>
          <table:table-cell office:value-type="float" office:value="0" table:formula="of:=SUM([.E48]/[.F48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49]/[.F49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50]/[.F50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51]/[.F51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52]/[.F52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53]/[.F53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54]/[.F54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55]/[.F55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56]/[.F56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57]/[.F57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58]/[.F58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59]/[.F59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60]/[.F60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61]/[.F61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62]/[.F62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63]/[.F63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64]/[.F64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65]/[.F65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66]/[.F66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67]/[.F67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68]/[.F68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69]/[.F69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70]/[.F70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71]/[.F71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72]/[.F72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73]/[.F73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74]/[.F74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75]/[.F75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76]/[.F76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77]/[.F77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78]/[.F78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79]/[.F79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80]/[.F80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81]/[.F81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82]/[.F82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83]/[.F83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84]/[.F84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85]/[.F85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86]/[.F86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87]/[.F87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88]/[.F88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89]/[.F89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90]/[.F90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91]/[.F91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92]/[.F92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93]/[.F93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94]/[.F94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95]/[.F95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96]/[.F96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97]/[.F97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98]/[.F98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99]/[.F99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100]/[.F100])" table:style-name="ce3">
            <text:p>#DIV/0!</text:p>
          </table:table-cell>
          <table:table-cell table:number-columns-repeated="16377"/>
        </table:table-row>
        <table:table-row table:number-rows-repeated="10484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ALSE" style:family="table-cell" style:data-style-name="N0">
      <style:table-cell-properties style:vertical-align="automatic" fo:background-color="#C9211E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RUE" style:family="table-cell" style:data-style-name="N0">
      <style:table-cell-properties style:vertical-align="automatic" fo:background-color="#3FAF46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dc:creator>Zattri</dc:creator>
    <meta:creation-date>2020-05-17T17:07:52Z</meta:creation-date>
    <dc:date>2020-05-20T17:46:44Z</dc:date>
    <meta:editing-cycles>4</meta:editing-cycles>
    <meta:editing-duration>PT1188S</meta:editing-duration>
  </office:meta>
</office:document-meta>
</file>